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1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#fcfcfc"/>
    </style:style>
    <style:style style:name="T3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#fcfcfc"/>
    </style:style>
    <style:style style:name="T6" style:family="text">
      <style:text-properties fo:font-variant="normal" fo:text-transform="none" fo:color="#1155cc" style:text-line-through-style="none" style:font-name="Arial1" fo:font-size="10.5pt" fo:font-style="normal" style:text-underline-style="solid" style:text-underline-width="auto" style:text-underline-color="font-color" fo:font-weight="normal" style:text-blinking="false" fo:background-color="#fcfcfc"/>
    </style:style>
    <style:style style:name="T7" style:family="text">
      <style:text-properties fo:font-variant="normal" fo:text-transform="none" fo:color="#333333" style:text-line-through-style="none" style:text-underline-style="none" style:text-blinking="false" fo:background-color="#fcfcfc"/>
    </style:style>
    <style:style style:name="T8" style:family="text">
      <style:text-properties fo:font-variant="normal" fo:text-transform="none" fo:color="#333333" style:text-line-through-style="none" style:font-name="Arial1" fo:font-size="10.5pt" fo:font-style="normal" style:text-underline-style="none" fo:font-weight="normal" style:text-blinking="false" fo:background-color="#fcfcfc"/>
    </style:style>
    <style:style style:name="T9" style:family="text">
      <style:text-properties fo:color="#000000"/>
    </style:style>
    <style:style style:name="T10" style:family="text">
      <style:text-properties style:text-line-through-style="none"/>
    </style:style>
    <style:style style:name="T11" style:family="text">
      <style:text-properties style:font-name="Arial1"/>
    </style:style>
    <style:style style:name="T12" style:family="text">
      <style:text-properties fo:font-size="11pt"/>
    </style:style>
    <style:style style:name="T13" style:family="text">
      <style:text-properties fo:font-style="normal"/>
    </style:style>
    <style:style style:name="T14" style:family="text">
      <style:text-properties style:text-underline-style="none"/>
    </style:style>
    <style:style style:name="T15" style:family="text">
      <style:text-properties fo:font-weight="normal"/>
    </style:style>
    <style:style style:name="T16" style:family="text">
      <style:text-properties style:text-blinking="false"/>
    </style:style>
    <style:style style:name="T17" style:family="text">
      <style:text-properties fo:color="#333333" fo:font-size="10.5pt" fo:background-color="#fcfcfc"/>
    </style:style>
    <style:style style:name="T18" style:family="text">
      <style:text-properties fo:background-color="transparen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52605584-7fff-ab58-b5fa-245b58894ffa"/><text:span text:style-name="T4">BIBLIOGRAFIA</text:span><text:span text:style-name="T2"> </text:span></text:p>
      <text:p text:style-name="Standard"><text:span text:style-name="T2"/></text:p>
      <text:p text:style-name="Standard"><text:span text:style-name="T2"/></text:p>
      <text:list text:style-name="L1">
        <text:list-item>
          <text:p text:style-name="P1"><text:bookmark text:name="docs-internal-guid-b60b9ffc-7fff-6a58-c87a-18387daeca09"/><text:span text:style-name="T2">Asher T., “Shaping Museum Stories with Neuroscience”, Museum Next, 2020, acess may 2021, </text:span><text:a xlink:type="simple" xlink:href="https://www.museumnext.com/article/shaping-museum-stories-with-neuroscience/"><text:span text:style-name="T6">https://www.museumnext.com/article/shaping-museum-stories-with-neuroscience/</text:span></text:a></text:p>
          <text:p text:style-name="P1"><text:span text:style-name="T6"/></text:p>
        </text:list-item>
        <text:list-item>
          <text:p text:style-name="P1"><text:bookmark text:name="docs-internal-guid-1e75bee9-7fff-239c-0831-78ce7844af96"/><text:span text:style-name="T5">“</text:span><text:span text:style-name="T2">Frequently asked questions”, access may 2021,</text:span><text:span text:style-name="T8"> </text:span><text:a xlink:type="simple" xlink:href="https://www.media.mit.edu/galvactivator/faq.html"><text:span text:style-name="T6">https://www.media.mit.edu/galvactivator/faq.html</text:span></text:a><text:span text:style-name="T8"> </text:span></text:p>
          <text:p text:style-name="P1"><text:span text:style-name="T8"/></text:p>
        </text:list-item>
        <text:list-item>
          <text:p text:style-name="P1"><text:bookmark text:name="docs-internal-guid-0847f830-7fff-a511-668f-8370af0fba9f"/><text:span text:style-name="T2">Ihmig, F. R., Gogeascoechea, A., Schäfer, S., Lass-Hennemann, J., &amp; Michael, T. “Electrocardiogram, skin conductance and respiration from spider-fearful individuals watching spider video clips”, (version 1.0.0), in PhysioNet, 2020, doi: 10.13026/sq6q-zg04.</text:span></text:p>
          <text:p text:style-name="P1"><text:span text:style-name="T2"/></text:p>
        </text:list-item>
        <text:list-item>
          <text:p text:style-name="P1"><text:bookmark text:name="docs-internal-guid-56de0a8c-7fff-f907-b07f-f2726f0d2b34"/><text:span text:style-name="T2">Li L., Chen J., “Emotion Recognition Using Physiological Signals”, in Advances in Artificial Reality and Tele-Existence”, vol 4282, ICAT 2006,doi: 10.1007/11941354_44</text:span></text:p>
          <text:p text:style-name="P1"><text:span text:style-name="T2"/></text:p>
        </text:list-item>
        <text:list-item>
          <text:p text:style-name="P1"><text:bookmark text:name="docs-internal-guid-65baf5c4-7fff-b6df-e99c-a82b57230189"/><text:span text:style-name="T3">Sharma, K., Castellini, C., van den Broek, E.L. et al, “A dataset of continuous affect annotations and physiological signals for emotion analysis”, in Sci Data , vol. 6, pp.196, 2019, doi: 10.1038/s41597-019-0209-0</text:span></text:p>
          <text:p text:style-name="P1"><text:span text:style-name="T3"/></text:p>
        </text:list-item>
        <text:list-item>
          <text:p text:style-name="P2"><text:bookmark text:name="docs-internal-guid-8f6c6a1d-7fff-df6a-3b7a-9b6c62d6d709"/>Song T., Zheng W., Lu C., Zong Y., Zhang X. and Cui Z., "MPED: A Multi-Modal Physiological Emotion Database for Discrete Emotion Recognition," in IEEE Access, vol. 7, pp. 12177-12191, 2019, doi: 10.1109/ACCESS.2019.2891579</text:p>
          <text:p text:style-name="P2"/>
        </text:list-item>
        <text:list-item>
          <text:p text:style-name="P2"><text:bookmark text:name="docs-internal-guid-e5924e3c-7fff-041d-97a3-87e502828473"/>Villarejo MV, Zapirain BG, Zorrilla AM, “A stress sensor based on Galvanic Skin Response (GSR) controlled by ZigBee”, in Sensors (Basel), pp. 6075-6101, 2012;12(5), doi:10.3390/s120506075</text:p>
          <text:p text:style-name="P2"/>
          <text:p text:style-name="P1"><text:span text:style-name="T3"/></text:p>
        </text:list-item>
      </text:list>
      <text:p text:style-name="Standard"><text:span text:style-name="T8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initial-creator>Natalia Karczewska</meta:initial-creator>
    <meta:creation-date>2021-05-23T07:40:55</meta:creation-date>
    <dc:creator>Natalia Karczewska</dc:creator>
    <dc:date>2021-05-23T07:44:01</dc:date>
    <meta:editing-cycles>1</meta:editing-cycles>
    <meta:editing-duration>PT3M6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8" meta:word-count="193" meta:character-count="1319"/>
  </office:meta>
</office:document-meta>
</file>